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5.073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7.28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3.166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7.006cm"/>
    </style:style>
    <style:style style:name="co15" style:family="table-column">
      <style:table-column-properties fo:break-before="auto" style:column-width="1.533cm"/>
    </style:style>
    <style:style style:name="co16" style:family="table-column">
      <style:table-column-properties fo:break-before="auto" style:column-width="2.459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6.925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ardgam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sair Lead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Hornet Leader: Carrier Air Oper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Israeli Air Force Lead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hantom Lead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tuka Lead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Zero Lead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agle Lead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ulcrum Leader</text:p>
          </table:table-cell>
        </table:table-row>
      </table:table>
      <table:table table:name="aircrafts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3" table:default-cell-style-name="ce7"/>
        <table:table-column table:style-name="co4" table:default-cell-style-name="Default"/>
        <table:table-column table:style-name="co1" table:number-columns-repeated="4" table:default-cell-style-name="ce7"/>
        <table:table-column table:style-name="co5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>
            <text:p>boardgame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table:style-name="ce1" office:value-type="string" calcext:value-type="string">
            <text:p>year in</text:p>
          </table:table-cell>
          <table:table-cell table:style-name="ce1" office:value-type="string" calcext:value-type="string">
            <text:p>year out</text:p>
          </table:table-cell>
          <table:table-cell table:style-name="ce1" office:value-type="string" calcext:value-type="string">
            <office:annotation draw:style-name="gr1" svg:width="2.899cm" svg:height="1.799cm" svg:x="18.904cm" svg:y="0cm" draw:caption-point-x="-0.61cm" draw:caption-point-y="0.01cm">
              <dc:creator>Jérôme Quelin</dc:creator>
              <dc:date>2026-02-11T11:38:00</dc:date>
              <text:p>Negative : gain SO</text:p>
            </office:annotation>
            <text:p>cost S</text:p>
          </table:table-cell>
          <table:table-cell table:style-name="ce1" office:value-type="string" calcext:value-type="string">
            <text:p>cost M</text:p>
          </table:table-cell>
          <table:table-cell table:style-name="ce1" office:value-type="string" calcext:value-type="string">
            <text:p>cost L</text:p>
          </table:table-cell>
          <table:table-cell table:style-name="ce1"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]*2" office:value-type="float" office:value="0" calcext:value-type="float">
            <text:p>0</text:p>
          </table:table-cell>
          <table:table-cell table:formula="of:=[.G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3]*2" office:value-type="float" office:value="0" calcext:value-type="float">
            <text:p>0</text:p>
          </table:table-cell>
          <table:table-cell table:formula="of:=[.G3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table:formula="of:=[.G4]*2" office:value-type="float" office:value="8" calcext:value-type="float">
            <text:p>8</text:p>
          </table:table-cell>
          <table:table-cell table:formula="of:=[.G4]*3"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table:formula="of:=[.G5]*2" office:value-type="float" office:value="10" calcext:value-type="float">
            <text:p>10</text:p>
          </table:table-cell>
          <table:table-cell table:formula="of:=[.G5]*3" office:value-type="float" office:value="15" calcext:value-type="float">
            <text:p>1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6]*2" office:value-type="float" office:value="0" calcext:value-type="float">
            <text:p>0</text:p>
          </table:table-cell>
          <table:table-cell table:formula="of:=[.G6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7]*2" office:value-type="float" office:value="0" calcext:value-type="float">
            <text:p>0</text:p>
          </table:table-cell>
          <table:table-cell table:formula="of:=[.G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8]*2" office:value-type="float" office:value="-6" calcext:value-type="float">
            <text:p>-6</text:p>
          </table:table-cell>
          <table:table-cell table:formula="of:=[.G8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9]*2" office:value-type="float" office:value="0" calcext:value-type="float">
            <text:p>0</text:p>
          </table:table-cell>
          <table:table-cell table:formula="of:=[.G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0]*2" office:value-type="float" office:value="-4" calcext:value-type="float">
            <text:p>-4</text:p>
          </table:table-cell>
          <table:table-cell table:formula="of:=[.G1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1]*2" office:value-type="float" office:value="0" calcext:value-type="float">
            <text:p>0</text:p>
          </table:table-cell>
          <table:table-cell table:formula="of:=[.G1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2]*2" office:value-type="float" office:value="0" calcext:value-type="float">
            <text:p>0</text:p>
          </table:table-cell>
          <table:table-cell table:formula="of:=[.G1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3]*2" office:value-type="float" office:value="0" calcext:value-type="float">
            <text:p>0</text:p>
          </table:table-cell>
          <table:table-cell table:formula="of:=[.G1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4]*2" office:value-type="float" office:value="0" calcext:value-type="float">
            <text:p>0</text:p>
          </table:table-cell>
          <table:table-cell table:formula="of:=[.G1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15]*2" office:value-type="float" office:value="0" calcext:value-type="float">
            <text:p>0</text:p>
          </table:table-cell>
          <table:table-cell table:formula="of:=[.G1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6]*2" office:value-type="float" office:value="-4" calcext:value-type="float">
            <text:p>-4</text:p>
          </table:table-cell>
          <table:table-cell table:formula="of:=[.G16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7]*2" office:value-type="float" office:value="0" calcext:value-type="float">
            <text:p>0</text:p>
          </table:table-cell>
          <table:table-cell table:formula="of:=[.G17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18]*2" office:value-type="float" office:value="-6" calcext:value-type="float">
            <text:p>-6</text:p>
          </table:table-cell>
          <table:table-cell table:formula="of:=[.G18]*3" office:value-type="float" office:value="-9" calcext:value-type="float">
            <text:p>-9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table:formula="of:=[.G19]*2" office:value-type="float" office:value="0" calcext:value-type="float">
            <text:p>0</text:p>
          </table:table-cell>
          <table:table-cell table:formula="of:=[.G19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table:formula="of:=[.G20]*2" office:value-type="float" office:value="-4" calcext:value-type="float">
            <text:p>-4</text:p>
          </table:table-cell>
          <table:table-cell table:formula="of:=[.G20]*3" office:value-type="float" office:value="-6" calcext:value-type="float">
            <text:p>-6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21]*2" office:value-type="float" office:value="0" calcext:value-type="float">
            <text:p>0</text:p>
          </table:table-cell>
          <table:table-cell table:formula="of:=[.G21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9" office:value-type="float" office:value="1963" calcext:value-type="float">
            <text:p>1963</text:p>
          </table:table-cell>
          <table:table-cell table:style-name="ce9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2]*2" office:value-type="float" office:value="0" calcext:value-type="float">
            <text:p>0</text:p>
          </table:table-cell>
          <table:table-cell table:formula="of:=[.G2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9" office:value-type="float" office:value="1967" calcext:value-type="float">
            <text:p>1967</text:p>
          </table:table-cell>
          <table:table-cell table:style-name="ce9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table:formula="of:=[.G23]*2" office:value-type="float" office:value="-8" calcext:value-type="float">
            <text:p>-8</text:p>
          </table:table-cell>
          <table:table-cell table:formula="of:=[.G23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9" office:value-type="float" office:value="1985" calcext:value-type="float">
            <text:p>1985</text:p>
          </table:table-cell>
          <table:table-cell table:style-name="ce9"/>
          <table:table-cell office:value-type="float" office:value="-4" calcext:value-type="float">
            <text:p>-4</text:p>
          </table:table-cell>
          <table:table-cell table:formula="of:=[.G24]*2" office:value-type="float" office:value="-8" calcext:value-type="float">
            <text:p>-8</text:p>
          </table:table-cell>
          <table:table-cell table:formula="of:=[.G24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9" office:value-type="float" office:value="1964" calcext:value-type="float">
            <text:p>1964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25]*2" office:value-type="float" office:value="0" calcext:value-type="float">
            <text:p>0</text:p>
          </table:table-cell>
          <table:table-cell table:formula="of:=[.G25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9" office:value-type="float" office:value="2011" calcext:value-type="float">
            <text:p>2011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26]*2" office:value-type="float" office:value="4" calcext:value-type="float">
            <text:p>4</text:p>
          </table:table-cell>
          <table:table-cell table:formula="of:=[.G26]*3" office:value-type="float" office:value="6" calcext:value-type="float">
            <text:p>6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formula="of:=[.G27]*2" office:value-type="float" office:value="0" calcext:value-type="float">
            <text:p>0</text:p>
          </table:table-cell>
          <table:table-cell table:formula="of:=[.G27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28]*2" office:value-type="float" office:value="0" calcext:value-type="float">
            <text:p>0</text:p>
          </table:table-cell>
          <table:table-cell table:formula="of:=[.G2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9" office:value-type="float" office:value="2014" calcext:value-type="float">
            <text:p>2014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29]*2" office:value-type="float" office:value="6" calcext:value-type="float">
            <text:p>6</text:p>
          </table:table-cell>
          <table:table-cell table:formula="of:=[.G29]*3"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9" office:value-type="float" office:value="1983" calcext:value-type="float">
            <text:p>1983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30]*2" office:value-type="float" office:value="0" calcext:value-type="float">
            <text:p>0</text:p>
          </table:table-cell>
          <table:table-cell table:formula="of:=[.G3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9" office:value-type="float" office:value="2000" calcext:value-type="float">
            <text:p>2000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31]*2" office:value-type="float" office:value="4" calcext:value-type="float">
            <text:p>4</text:p>
          </table:table-cell>
          <table:table-cell table:formula="of:=[.G31]*3"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9" office:value-type="float" office:value="2001" calcext:value-type="float">
            <text:p>2001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32]*2" office:value-type="float" office:value="6" calcext:value-type="float">
            <text:p>6</text:p>
          </table:table-cell>
          <table:table-cell table:formula="of:=[.G32]*3"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3]*2" office:value-type="float" office:value="0" calcext:value-type="float">
            <text:p>0</text:p>
          </table:table-cell>
          <table:table-cell table:formula="of:=[.G33]*3"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table:formula="of:=[.G34]*2" office:value-type="float" office:value="8" calcext:value-type="float">
            <text:p>8</text:p>
          </table:table-cell>
          <table:table-cell table:formula="of:=[.G34]*3" office:value-type="float" office:value="12" calcext:value-type="float">
            <text:p>12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5]*2" office:value-type="float" office:value="4" calcext:value-type="float">
            <text:p>4</text:p>
          </table:table-cell>
          <table:table-cell table:formula="of:=[.G35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table:formula="of:=[.G36]*2" office:value-type="float" office:value="-4" calcext:value-type="float">
            <text:p>-4</text:p>
          </table:table-cell>
          <table:table-cell table:formula="of:=[.G36]*3" office:value-type="float" office:value="-6" calcext:value-type="float">
            <text:p>-6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formula="of:=[.G37]*2" office:value-type="float" office:value="0" calcext:value-type="float">
            <text:p>0</text:p>
          </table:table-cell>
          <table:table-cell table:formula="of:=[.G3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38]*2" office:value-type="float" office:value="0" calcext:value-type="float">
            <text:p>0</text:p>
          </table:table-cell>
          <table:table-cell table:formula="of:=[.G3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formula="of:=[.G39]*2" office:value-type="float" office:value="0" calcext:value-type="float">
            <text:p>0</text:p>
          </table:table-cell>
          <table:table-cell table:formula="of:=[.G39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table:formula="of:=[.G40]*2" office:value-type="float" office:value="0" calcext:value-type="float">
            <text:p>0</text:p>
          </table:table-cell>
          <table:table-cell table:formula="of:=[.G4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1]*2" office:value-type="float" office:value="0" calcext:value-type="float">
            <text:p>0</text:p>
          </table:table-cell>
          <table:table-cell table:formula="of:=[.G4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2]*2" office:value-type="float" office:value="0" calcext:value-type="float">
            <text:p>0</text:p>
          </table:table-cell>
          <table:table-cell table:formula="of:=[.G4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3]*2" office:value-type="float" office:value="0" calcext:value-type="float">
            <text:p>0</text:p>
          </table:table-cell>
          <table:table-cell table:formula="of:=[.G4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formula="of:=[.G44]*2" office:value-type="float" office:value="0" calcext:value-type="float">
            <text:p>0</text:p>
          </table:table-cell>
          <table:table-cell table:formula="of:=[.G4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45]*2" office:value-type="float" office:value="0" calcext:value-type="float">
            <text:p>0</text:p>
          </table:table-cell>
          <table:table-cell table:formula="of:=[.G4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6]*2" office:value-type="float" office:value="0" calcext:value-type="float">
            <text:p>0</text:p>
          </table:table-cell>
          <table:table-cell table:formula="of:=[.G46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47]*2" office:value-type="float" office:value="0" calcext:value-type="float">
            <text:p>0</text:p>
          </table:table-cell>
          <table:table-cell table:formula="of:=[.G4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48]*2" office:value-type="float" office:value="0" calcext:value-type="float">
            <text:p>0</text:p>
          </table:table-cell>
          <table:table-cell table:formula="of:=[.G4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9]*2" office:value-type="float" office:value="0" calcext:value-type="float">
            <text:p>0</text:p>
          </table:table-cell>
          <table:table-cell table:formula="of:=[.G4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0]*2" office:value-type="float" office:value="0" calcext:value-type="float">
            <text:p>0</text:p>
          </table:table-cell>
          <table:table-cell table:formula="of:=[.G5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51]*2" office:value-type="float" office:value="0" calcext:value-type="float">
            <text:p>0</text:p>
          </table:table-cell>
          <table:table-cell table:formula="of:=[.G5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2]*2" office:value-type="float" office:value="0" calcext:value-type="float">
            <text:p>0</text:p>
          </table:table-cell>
          <table:table-cell table:formula="of:=[.G52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53]*2" office:value-type="float" office:value="0" calcext:value-type="float">
            <text:p>0</text:p>
          </table:table-cell>
          <table:table-cell table:formula="of:=[.G5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54]*2" office:value-type="float" office:value="0" calcext:value-type="float">
            <text:p>0</text:p>
          </table:table-cell>
          <table:table-cell table:formula="of:=[.G54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55]*2" office:value-type="float" office:value="0" calcext:value-type="float">
            <text:p>0</text:p>
          </table:table-cell>
          <table:table-cell table:formula="of:=[.G55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8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56]*2" office:value-type="float" office:value="0" calcext:value-type="float">
            <text:p>0</text:p>
          </table:table-cell>
          <table:table-cell table:formula="of:=[.G56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table:formula="of:=[.G57]*2" office:value-type="float" office:value="-6" calcext:value-type="float">
            <text:p>-6</text:p>
          </table:table-cell>
          <table:table-cell table:formula="of:=[.G57]*3"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table:formula="of:=[.G58]*2" office:value-type="float" office:value="-6" calcext:value-type="float">
            <text:p>-6</text:p>
          </table:table-cell>
          <table:table-cell table:formula="of:=[.G58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59]*2" office:value-type="float" office:value="0" calcext:value-type="float">
            <text:p>0</text:p>
          </table:table-cell>
          <table:table-cell table:formula="of:=[.G59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60]*2" office:value-type="float" office:value="0" calcext:value-type="float">
            <text:p>0</text:p>
          </table:table-cell>
          <table:table-cell table:formula="of:=[.G60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formula="of:=[.G61]*2" office:value-type="float" office:value="0" calcext:value-type="float">
            <text:p>0</text:p>
          </table:table-cell>
          <table:table-cell table:formula="of:=[.G61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62]*2" office:value-type="float" office:value="0" calcext:value-type="float">
            <text:p>0</text:p>
          </table:table-cell>
          <table:table-cell table:formula="of:=[.G62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formula="of:=[.G63]*2" office:value-type="float" office:value="4" calcext:value-type="float">
            <text:p>4</text:p>
          </table:table-cell>
          <table:table-cell table:formula="of:=[.G63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64]*2" office:value-type="float" office:value="0" calcext:value-type="float">
            <text:p>0</text:p>
          </table:table-cell>
          <table:table-cell table:formula="of:=[.G64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65]*2" office:value-type="float" office:value="0" calcext:value-type="float">
            <text:p>0</text:p>
          </table:table-cell>
          <table:table-cell table:formula="of:=[.G65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table:formula="of:=[.G66]*2" office:value-type="float" office:value="-6" calcext:value-type="float">
            <text:p>-6</text:p>
          </table:table-cell>
          <table:table-cell table:formula="of:=[.G66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table:formula="of:=[.G67]*2" office:value-type="float" office:value="-10" calcext:value-type="float">
            <text:p>-10</text:p>
          </table:table-cell>
          <table:table-cell table:formula="of:=[.G67]*3"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table:formula="of:=[.G68]*2" office:value-type="float" office:value="-8" calcext:value-type="float">
            <text:p>-8</text:p>
          </table:table-cell>
          <table:table-cell table:formula="of:=[.G68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table:formula="of:=[.G69]*2" office:value-type="float" office:value="-8" calcext:value-type="float">
            <text:p>-8</text:p>
          </table:table-cell>
          <table:table-cell table:formula="of:=[.G69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table:formula="of:=[.G70]*2" office:value-type="float" office:value="-4" calcext:value-type="float">
            <text:p>-4</text:p>
          </table:table-cell>
          <table:table-cell table:formula="of:=[.G7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table:formula="of:=[.G71]*2" office:value-type="float" office:value="-4" calcext:value-type="float">
            <text:p>-4</text:p>
          </table:table-cell>
          <table:table-cell table:formula="of:=[.G71]*3" office:value-type="float" office:value="-6" calcext:value-type="float">
            <text:p>-6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formula="of:=[.G72]*2" office:value-type="float" office:value="0" calcext:value-type="float">
            <text:p>0</text:p>
          </table:table-cell>
          <table:table-cell table:formula="of:=[.G7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formula="of:=[.G73]*2" office:value-type="float" office:value="0" calcext:value-type="float">
            <text:p>0</text:p>
          </table:table-cell>
          <table:table-cell table:formula="of:=[.G7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table:formula="of:=[.G74]*2" office:value-type="float" office:value="-6" calcext:value-type="float">
            <text:p>-6</text:p>
          </table:table-cell>
          <table:table-cell table:formula="of:=[.G74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table:formula="of:=[.G75]*2" office:value-type="float" office:value="-6" calcext:value-type="float">
            <text:p>-6</text:p>
          </table:table-cell>
          <table:table-cell table:formula="of:=[.G75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table:formula="of:=[.G76]*2" office:value-type="float" office:value="-6" calcext:value-type="float">
            <text:p>-6</text:p>
          </table:table-cell>
          <table:table-cell table:formula="of:=[.G76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table:formula="of:=[.G77]*2" office:value-type="float" office:value="-8" calcext:value-type="float">
            <text:p>-8</text:p>
          </table:table-cell>
          <table:table-cell table:formula="of:=[.G77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table:formula="of:=[.G78]*2" office:value-type="float" office:value="-2" calcext:value-type="float">
            <text:p>-2</text:p>
          </table:table-cell>
          <table:table-cell table:formula="of:=[.G78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table:formula="of:=[.G79]*2" office:value-type="float" office:value="-12" calcext:value-type="float">
            <text:p>-12</text:p>
          </table:table-cell>
          <table:table-cell table:formula="of:=[.G79]*3" office:value-type="float" office:value="-18" calcext:value-type="float">
            <text:p>-1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formula="of:=[.G80]*2" office:value-type="float" office:value="0" calcext:value-type="float">
            <text:p>0</text:p>
          </table:table-cell>
          <table:table-cell table:formula="of:=[.G8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81]*2" office:value-type="float" office:value="0" calcext:value-type="float">
            <text:p>0</text:p>
          </table:table-cell>
          <table:table-cell table:formula="of:=[.G81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2]*2" office:value-type="float" office:value="0" calcext:value-type="float">
            <text:p>0</text:p>
          </table:table-cell>
          <table:table-cell table:formula="of:=[.G8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3]*2" office:value-type="float" office:value="2" calcext:value-type="float">
            <text:p>2</text:p>
          </table:table-cell>
          <table:table-cell table:formula="of:=[.G83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4]*2" office:value-type="float" office:value="0" calcext:value-type="float">
            <text:p>0</text:p>
          </table:table-cell>
          <table:table-cell table:formula="of:=[.G84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5]*2" office:value-type="float" office:value="2" calcext:value-type="float">
            <text:p>2</text:p>
          </table:table-cell>
          <table:table-cell table:formula="of:=[.G85]*3" office:value-type="float" office:value="3" calcext:value-type="float">
            <text:p>3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6]*2" office:value-type="float" office:value="0" calcext:value-type="float">
            <text:p>0</text:p>
          </table:table-cell>
          <table:table-cell table:formula="of:=[.G86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87]*2" office:value-type="float" office:value="-2" calcext:value-type="float">
            <text:p>-2</text:p>
          </table:table-cell>
          <table:table-cell table:formula="of:=[.G87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8]*2" office:value-type="float" office:value="2" calcext:value-type="float">
            <text:p>2</text:p>
          </table:table-cell>
          <table:table-cell table:formula="of:=[.G88]*3"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89]*2" office:value-type="float" office:value="4" calcext:value-type="float">
            <text:p>4</text:p>
          </table:table-cell>
          <table:table-cell table:formula="of:=[.G89]*3" office:value-type="float" office:value="6" calcext:value-type="float">
            <text:p>6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0]*2" office:value-type="float" office:value="0" calcext:value-type="float">
            <text:p>0</text:p>
          </table:table-cell>
          <table:table-cell table:formula="of:=[.G9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1]*2" office:value-type="float" office:value="0" calcext:value-type="float">
            <text:p>0</text:p>
          </table:table-cell>
          <table:table-cell table:formula="of:=[.G9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2]*2" office:value-type="float" office:value="0" calcext:value-type="float">
            <text:p>0</text:p>
          </table:table-cell>
          <table:table-cell table:formula="of:=[.G9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3]*2" office:value-type="float" office:value="0" calcext:value-type="float">
            <text:p>0</text:p>
          </table:table-cell>
          <table:table-cell table:formula="of:=[.G93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4]*2" office:value-type="float" office:value="2" calcext:value-type="float">
            <text:p>2</text:p>
          </table:table-cell>
          <table:table-cell table:formula="of:=[.G94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5]*2" office:value-type="float" office:value="2" calcext:value-type="float">
            <text:p>2</text:p>
          </table:table-cell>
          <table:table-cell table:formula="of:=[.G95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96]*2" office:value-type="float" office:value="4" calcext:value-type="float">
            <text:p>4</text:p>
          </table:table-cell>
          <table:table-cell table:formula="of:=[.G96]*3" office:value-type="float" office:value="6" calcext:value-type="float">
            <text:p>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+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7]*2" office:value-type="float" office:value="-2" calcext:value-type="float">
            <text:p>-2</text:p>
          </table:table-cell>
          <table:table-cell table:formula="of:=[.G97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6.646cm" svg:y="42.30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office:value-type="float" office:value="1945" calcext:value-type="float">
            <text:p>1945</text:p>
          </table:table-cell>
          <table:table-cell office:value-type="float" office:value="1947" calcext:value-type="float">
            <office:annotation draw:style-name="gr2" draw:text-style-name="P2" svg:width="2.899cm" svg:height="1.799cm" svg:x="16.646cm" svg:y="42.75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6.646cm" svg:y="43.204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6.646cm" svg:y="43.656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office:value-type="float" office:value="1944" calcext:value-type="float">
            <text:p>1944</text:p>
          </table:table-cell>
          <table:table-cell office:value-type="float" office:value="1946" calcext:value-type="float">
            <office:annotation draw:style-name="gr2" draw:text-style-name="P2" svg:width="2.899cm" svg:height="1.799cm" svg:x="16.646cm" svg:y="44.559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2" draw:text-style-name="P2" svg:width="2.899cm" svg:height="1.799cm" svg:x="16.646cm" svg:y="45.0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office:value-type="float" office:value="1940" calcext:value-type="float">
            <text:p>1940</text:p>
          </table:table-cell>
          <table:table-cell office:value-type="float" office:value="1946" calcext:value-type="float">
            <office:annotation draw:style-name="gr2" draw:text-style-name="P2" svg:width="2.899cm" svg:height="1.799cm" svg:x="16.646cm" svg:y="45.913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office:value-type="float" office:value="1939" calcext:value-type="float">
            <text:p>1939</text:p>
          </table:table-cell>
          <table:table-cell office:value-type="float" office:value="1946" calcext:value-type="float">
            <office:annotation draw:style-name="gr2" draw:text-style-name="P2" svg:width="2.899cm" svg:height="1.799cm" svg:x="16.646cm" svg:y="47.7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2" draw:text-style-name="P2" svg:width="2.899cm" svg:height="1.799cm" svg:x="16.646cm" svg:y="48.17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C-20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SM-79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R-4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5C Eagle</text:p>
          </table:table-cell>
          <table:table-cell office:value-type="float" office:value="1976" calcext:value-type="float">
            <text:p>19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-7D Corsair II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6C Fighting Falcon</text:p>
          </table:table-cell>
          <table:table-cell office:value-type="float" office:value="1978" calcext:value-type="float">
            <text:p>197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5E Strike Eagle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EF-111 Raven</text:p>
          </table:table-cell>
          <table:table-cell office:value-type="float" office:value="1983" calcext:value-type="float">
            <text:p>1983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+AUS</text:p>
          </table:table-cell>
          <table:table-cell table:style-name="ce8" office:value-type="string" calcext:value-type="string">
            <text:p>EF-111F Aardvark</text:p>
          </table:table-cell>
          <table:table-cell office:value-type="float" office:value="1967" calcext:value-type="float">
            <text:p>1967</text:p>
          </table:table-cell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table:style-name="ce8" office:value-type="string" calcext:value-type="string">
            <text:p>F-16 ADF</text:p>
          </table:table-cell>
          <table:table-cell office:value-type="float" office:value="1989" calcext:value-type="float">
            <text:p>1989</text:p>
          </table:table-cell>
          <table:table-cell office:value-type="float" office:value="2007" calcext:value-type="float">
            <text:p>200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4G Wild Weasel V</text:p>
          </table:table-cell>
          <table:table-cell office:value-type="float" office:value="1978" calcext:value-type="float">
            <text:p>1978</text:p>
          </table:table-cell>
          <table:table-cell office:value-type="float" office:value="1996" calcext:value-type="float">
            <text:p>1996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nada</text:p>
          </table:table-cell>
          <table:table-cell table:style-name="ce8" office:value-type="string" calcext:value-type="string">
            <text:p>CF-18 Hornet</text:p>
          </table:table-cell>
          <table:table-cell office:value-type="float" office:value="1982" calcext:value-type="float">
            <text:p>198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Tornado GR.1A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table:style-name="ce8" office:value-type="string" calcext:value-type="string">
            <text:p><text:span text:style-name="T2">A-4K "</text:span>Kahu"</text:p>
          </table:table-cell>
          <table:table-cell office:value-type="float" office:value="1986" calcext:value-type="float">
            <text:p>1986</text:p>
          </table:table-cell>
          <table:table-cell office:value-type="float" office:value="2010" calcext:value-type="float">
            <text:p>201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15J Eagle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 table:number-rows-repeated="104843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lot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3" table:default-cell-style-name="ce1"/>
        <table:table-column table:style-name="co6" table:default-cell-style-name="ce8"/>
        <table:table-column table:style-name="co4" table:default-cell-style-name="ce8"/>
        <table:table-column table:style-name="co7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 s</text:p>
          </table:table-cell>
          <table:table-cell table:style-name="ce1" office:value-type="string" calcext:value-type="string">
            <text:p>elite cost m</text:p>
          </table:table-cell>
          <table:table-cell table:style-name="ce1" office:value-type="string" calcext:value-type="string">
            <text:p>elite cost l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2" draw:text-style-name="P2" svg:width="2.899cm" svg:height="1.799cm" svg:x="19.798cm" svg:y="190.862cm" draw:caption-point-x="-0.61cm" draw:caption-point-y="1.51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bermann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osmanitsch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xler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heim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ub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b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chleitner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rnbaum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tterlich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umache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undermei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pold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raub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ingen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autner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cht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uff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erl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ntefer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ehma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tmey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uff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einbach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rrman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etsch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ünn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ust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cht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fmann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oek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ichaelis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Konczal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ub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d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lei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af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äf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etrich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au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eRuy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a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ion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ehl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feiff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rech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üg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ffel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yfuss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hry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sch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lbrecht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umpers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Grimm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ûltenschmidt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west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s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othe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rig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otz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scherich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oll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ück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eerdtz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n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llrath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ldt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elen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nhold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ttf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impel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u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öwe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pper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Ulbrich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rzing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uensberg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Coogl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inlau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Oberländ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ntle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ydel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e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schott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ut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sserman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ß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iemey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ozza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ar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u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Herrari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rabott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aconell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DiCiacc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iccarell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ovi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eparoli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Emmanuele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abbi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rald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rhardt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smarck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apaianni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sser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ccelente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mpf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ttip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Zait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ab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hin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Asar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caione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entarmin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annell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uott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ostal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tsche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aß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rpha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ucht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os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unsch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ost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zing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ling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äsbi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ergen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schenbrenn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i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del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üpp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usend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n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ippel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ndrich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tt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gb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rgha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ck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löde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asc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hn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aut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uel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ät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n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-Cub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easel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himp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al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ucci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un Bun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Tuc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nch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lamo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uffs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peed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oth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kimbl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gg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dg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izzl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nbeam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udrock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WAT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reck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raigs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ing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irch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nch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oon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ighlander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uckeye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Gato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Tarheel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Gophe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onghorn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leve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aflamme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aunders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mp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aines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rwell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anc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ika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c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anban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ujiwar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reamer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 table:number-rows-repeated="10477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mpaign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8" table:default-cell-style-name="ce8"/>
        <table:table-column table:style-name="co1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2" table:default-cell-style-name="ce1"/>
        <table:table-column table:style-name="co1" table:number-columns-repeated="1007" table:default-cell-style-name="ce1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office:annotation draw:style-name="gr1" svg:width="2.899cm" svg:height="1.799cm" svg:x="19.669cm" svg:y="0cm" draw:caption-point-x="-0.61cm" draw:caption-point-y="0.01cm">
              <dc:creator>Jérôme Quelin</dc:creator>
              <dc:date>2026-02-11T14:06:00</dc:date>
              <text:p>1 : Introductory</text:p>
              <text:p>2 : Standard</text:p>
              <text:p>3 : Skilled</text:p>
              <text:p>4 : Expert</text:p>
            </office:annotation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3" draw:text-style-name="P2" svg:width="2.899cm" svg:height="2.176cm" svg:x="17.411cm" svg:y="23.335cm" draw:caption-point-x="-0.609cm" draw:caption-point-y="1.51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2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3+3+1+0+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4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4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+0+0+6+2+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0+0+6+2+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4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+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+L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1+2+5+1+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+1+2+5+1+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lailing bea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rezhnev’s war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d flag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final gambi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A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l Dorado canyon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+U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 table:number-rows-repeated="104845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office:forms form:automatic-focus="false" form:apply-design-mode="false"/>
        <table:table-column table:style-name="co7" table:default-cell-style-name="ce1"/>
        <table:table-column table:style-name="co13" table:default-cell-style-name="ce1"/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default-cell-style-name="ce8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style-name="ce8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 table:number-rows-repeated="10481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office:forms form:automatic-focus="false" form:apply-design-mode="false"/>
        <table:table-column table:style-name="co7" table:default-cell-style-name="ce1"/>
        <table:table-column table:style-name="co13" table:default-cell-style-name="ce1"/>
        <table:table-column table:style-name="co18" table:default-cell-style-name="ce8"/>
        <table:table-column table:style-name="co19" table:number-columns-repeated="2" table:default-cell-style-name="ce1"/>
        <table:table-column table:style-name="co20" table:default-cell-style-name="ce1"/>
        <table:table-column table:style-name="co15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orbidden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1" office:value-type="string" calcext:value-type="string">
            <text:p>IAFL</text:p>
          </table:table-cell>
          <table:table-cell table:style-name="ce1" office:value-type="string" calcext:value-type="string">
            <text:p>core</text:p>
          </table:table-cell>
          <table:table-cell table:style-name="ce8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boardgames.A1:boardgames.B7" table:display-filter-buttons="true"/>
        <table:database-range table:name="__Anonymous_Sheet_DB__1" table:target-range-address="aircrafts.A1:aircrafts.J139" table:display-filter-buttons="true" table:orientation="column"/>
        <table:database-range table:name="__Anonymous_Sheet_DB__2" table:target-range-address="pilots.A1:pilots.H803" table:display-filter-buttons="true"/>
        <table:database-range table:name="__Anonymous_Sheet_DB__3" table:target-range-address="campaigns.A1:campaigns.O109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4" table:target-range-address="allowed.A1:allowed.G17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'campaign costs'.A1:'campaign costs'.G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hours/>
      <number:text>:</number:text>
      <number:minutes number:style="long"/>
      <number:text> </number:text>
      <number:am-pm/>
    </number:tim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month number:textual="true"/>
      <number:text>-</number:text>
      <number:year/>
    </number:date-style>
    <number:date-style style:name="N140">
      <number:day number:style="long"/>
      <number:text>-</number:text>
      <number:month number:textual="true"/>
    </number:dat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 number:style="long"/>
      <number:text>-</number:text>
      <number:month number:textual="true"/>
      <number:text>-</number:text>
      <number:year/>
    </number:dat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6-02-12T10:24:33.133306620</dc:date>
    <meta:editing-duration>P6DT1H10M49S</meta:editing-duration>
    <meta:editing-cycles>138</meta:editing-cycles>
    <meta:generator>LibreOffice/24.2.7.2$Linux_X86_64 LibreOffice_project/420$Build-2</meta:generator>
    <dc:creator>Jérôme Quelin</dc:creator>
    <meta:document-statistic meta:table-count="7" meta:cell-count="9743" meta:object-count="0"/>
  </office:meta>
</office:document-meta>
</file>